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0816" calcext:value-type="float">
            <text:p>106.3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0448" calcext:value-type="float">
            <text:p>104.9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2688" calcext:value-type="float">
            <text:p>103.8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6296" calcext:value-type="float">
            <text:p>100.6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78616" calcext:value-type="float">
            <text:p>100.1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712" calcext:value-type="float">
            <text:p>100.1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2496" calcext:value-type="float">
            <text:p>100.7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68" calcext:value-type="float">
            <text:p>99.7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5048" calcext:value-type="float">
            <text:p>99.8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6616" calcext:value-type="float">
            <text:p>99.4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0102</text:p>
          </table:table-cell>
          <table:table-cell office:value-type="string" calcext:value-type="string">
            <text:p>TWDB:0610102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